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lableActivity.CallableActivity( Executor executor , FutureTask &lt; T &gt; future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llableActivity.getFu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ableActivity.CallableActivity( Executor executor , Callable &lt; T &gt; call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